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FGQPC Uthman Taha Naskh" svg:font-family="'KFGQPC Uthman Taha Naskh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86e4"/>
    </style:style>
    <style:style style:name="P2" style:family="paragraph" style:parent-style-name="Standard">
      <style:text-properties officeooo:rsid="000a86e4" officeooo:paragraph-rsid="000a86e4"/>
    </style:style>
    <style:style style:name="P3" style:family="paragraph" style:parent-style-name="Standard">
      <style:text-properties officeooo:rsid="000b3e0a" officeooo:paragraph-rsid="000b3e0a"/>
    </style:style>
    <style:style style:name="P4" style:family="paragraph" style:parent-style-name="Standard">
      <style:text-properties officeooo:rsid="000cd473" officeooo:paragraph-rsid="000cd473"/>
    </style:style>
    <style:style style:name="P5" style:family="paragraph" style:parent-style-name="Standard">
      <style:text-properties officeooo:rsid="000e5b40" officeooo:paragraph-rsid="000e5b40"/>
    </style:style>
    <style:style style:name="P6" style:family="paragraph" style:parent-style-name="Standard">
      <style:text-properties officeooo:rsid="000f11e2" officeooo:paragraph-rsid="000f11e2"/>
    </style:style>
    <style:style style:name="T1" style:family="text">
      <style:text-properties officeooo:rsid="000a86e4"/>
    </style:style>
    <style:style style:name="T2" style:family="text">
      <style:text-properties officeooo:rsid="000b3e0a"/>
    </style:style>
    <style:style style:name="T3" style:family="text">
      <style:text-properties officeooo:rsid="000cd473"/>
    </style:style>
    <style:style style:name="T4" style:family="text">
      <style:text-properties officeooo:rsid="000f11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# أدوات التجذيع</text:p>
      <text:p text:style-name="Standard">تجربة مبدئية لكيفية عمل كل أداة تجذيع, مع تقي<text:span text:style-name="T1">ي</text:span>م لجودة العملية.</text:p>
      <text:p text:style-name="P1">تعمل المكتبات علي مستويين علي حسب طبيعة كل أداة, الطريقة الأولي هي التجذيع علي مستوي النص, و الثانية علي مستوي الكلمة في النص.</text:p>
      <text:p text:style-name="Standard"/>
      <text:p text:style-name="Standard"><text:span text:style-name="T1">بالتالي </text:span>سنقوم باختبار كل مجذّع <text:span text:style-name="T1">علي أربعة أحوال:</text:span></text:p>
      <text:p text:style-name="P2">1. النص المعالج</text:p>
      <text:p text:style-name="P2">2. النص الغير معالج</text:p>
      <text:p text:style-name="P2">3. النص كاملا</text:p>
      <text:p text:style-name="P2">4. النص كمجموعة كلمات</text:p>
      <text:p text:style-name="P2"/>
      <text:p text:style-name="Standard">نستعامل مع أربع مكتبات توفّر خاصية التجذيع.</text:p>
      <text:p text:style-name="Standard">1. فراسة</text:p>
      <text:p text:style-name="Standard">2. تاشفين</text:p>
      <text:p text:style-name="Standard">3. عاصم</text:p>
      <text:p text:style-name="Standard">4. nltk</text:p>
      <text:p text:style-name="Standard"/>
      <text:p text:style-name="Standard">بالتالي فالدالّة التالية تقوم بتطبيق الطريقة المرغوبة مع أي أداة تجذيع.</text:p>
      <text:p text:style-name="Standard"/>
      <text:p text:style-name="P2">الملاحظ أن فراسة تعمل علي كلا المستويين, لكن بطيئة علي مستوي الكلمة, فراسة حولت التفاعلات (إيموجي) إلي علامات استفهام و لكن لم تمس النص الأجنبي في حالة النص المُعالج.</text:p>
      <text:p text:style-name="P2">و تعتبر جودة التجذيع عالية, فعلي سبيل المثال تحوّلت كلمة يهمني إلي اهم و "يكفي" إلي "كفي" و "عقلانيه" إلي "عقلاني" و "يدوم" إلي "دام" <text:span text:style-name="T3">و لكن لم تحول "استمرار".</text:span></text:p>
      <text:p text:style-name="P2"/>
      <text:p text:style-name="P2">بالنسبة لتاشفين فتعمل علي مستوي الكلمة, و تعتبر جودتها <text:span text:style-name="T2">متوسطة</text:span>, <text:span text:style-name="T2">فكلمة</text:span> "يهمني" <text:span text:style-name="T2">تحولت إلي "هم "و كلمة "يكفي" تحولت إلي "كفي" و "عقلان" إلي عقلاني"</text:span> <text:span text:style-name="T2">بينما لم تمس "استمرار" و أفسدت كلمة "لحظة. </text:span></text:p>
      <text:p text:style-name="P3">يلاحظ أيضاً تستطيع التعمل مع التفاعلات (الإيموجي).</text:p>
      <text:p text:style-name="P3"/>
      <text:p text:style-name="P3">مكتبة عاصم تعمل علي مستوي الكلمة و أداءها في المثال يع<text:span text:style-name="T3">ت</text:span>بر <text:span text:style-name="T3">متوسط</text:span>, <text:span text:style-name="T3">ففي</text:span> "يهم" و "يكف" أبقي علي الياء الزائدة, <text:span text:style-name="T3">و نجح في استخراج كلمة "مبسوط" و لم يمس "استمرار", و أفسدت كلمات مثل "لحظة" .</text:span></text:p>
      <text:p text:style-name="P3"/>
      <text:p text:style-name="P4">أخيراً مكتبة nltk تعمل علي مستوي الكلمة, و تستطيع التعامل مع التفاعلات, و تعتبر الأضعف في التعامل مع المثال.</text:p>
      <text:p text:style-name="P4">فمثلاً تحولت "استمرار" إلي "رار" و "مبسوط" إلي "بسط" و "لحظتها" إلي "لحظ" و أبقت الياء الزائدة في "يدوم", لكن نجحت في تحويل "الاشياء" .</text:p>
      <text:p text:style-name="P4"/>
      <text:p text:style-name="P5">و لكن هذه النصوص تعتبر قصيره كونه مصدرها تغريدات من تويتر, ماذا إذا كنا تعامل مع نصوص طويلة ؟</text:p>
      <text:p text:style-name="P5"><text:soft-page-break/></text:p>
      <text:p text:style-name="P5">مع زيادة حجم النص الواحد تقاربت السرعات نسبياً, كان أداء nltk أسرع من أداء عا<text:span text:style-name="T4">صم, و لم تزل فراسة صاحبة المرتبة الأخيرة من حيص السرعة لكن أداء أفضل بكثير بالنسبة للنصوص الطويلة.</text:span></text:p>
      <text:p text:style-name="P5"/>
      <text:p text:style-name="P6"># الاستنتاج</text:p>
      <text:p text:style-name="P6">يمكن القول بأن فراسة هي الأداة الأفضل في عملية التجذيع ة لكن الأبطئ من حيث السرعة, استخدامها أنسب مع الحزم الضخمة المستخدمة التي تشبه حزم ويكيبيديا, بالنسبة لمكتبتي تاشفين و عاصم فأداؤهما متوسط و سرعة الأول أفضل من الثاني لذا يمكن أن نضع عاصم في المرتبة الثانية, و يأتي nltk أخيراً بسبب فساد أكثر من جذع أثناء تجربة الجودة.</text:p>
      <text:p text:style-name="P6">بالطبع لم يمكن الحكم النهائي علي جودة الأدوات بهذه المعدودة, ة لكن يمكن يحدد كل مستخدم طبيعة الاختبار التي يراها مناسبة للتحديد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FGQPC Uthman Taha Naskh" svg:font-family="'KFGQPC Uthman Taha Naskh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KFGQPC Uthman Taha Naskh" fo:font-size="12pt" fo:language="ak" fo:country="GH" style:letter-kerning="true" style:font-name-asian="Noto Sans CJK SC" style:font-size-asian="10.5pt" style:language-asian="zh" style:country-asian="CN" style:font-name-complex="KFGQPC Uthman Taha Naskh" style:font-size-complex="12pt" style:language-complex="ar" style:country-complex="EG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KFGQPC Uthman Taha Naskh" fo:font-size="12pt" fo:language="ak" fo:country="GH" style:letter-kerning="true" style:font-name-asian="Noto Sans CJK SC" style:font-size-asian="10.5pt" style:language-asian="zh" style:country-asian="CN" style:font-name-complex="KFGQPC Uthman Taha Naskh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KFGQPC Uthman Taha Naskh" fo:font-family="'KFGQPC Uthman Taha Naskh'" fo:font-size="14pt" style:font-name-asian="Noto Sans CJK SC" style:font-family-asian="'Noto Sans CJK SC'" style:font-family-generic-asian="system" style:font-pitch-asian="variable" style:font-size-asian="14pt" style:font-name-complex="KFGQPC Uthman Taha Naskh" style:font-family-complex="'KFGQPC Uthman Taha Naskh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KFGQPC Uthman Taha Naskh" fo:font-family="'KFGQPC Uthman Taha Naskh'" style:font-size-asian="12pt" style:font-name-complex="KFGQPC Uthman Taha Naskh" style:font-family-complex="'KFGQPC Uthman Taha Naskh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KFGQPC Uthman Taha Naskh" fo:font-family="'KFGQPC Uthman Taha Naskh'" fo:font-size="12pt" fo:font-style="italic" style:font-size-asian="12pt" style:font-style-asian="italic" style:font-name-complex="KFGQPC Uthman Taha Naskh" style:font-family-complex="'KFGQPC Uthman Taha Naskh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KFGQPC Uthman Taha Naskh" fo:font-family="'KFGQPC Uthman Taha Naskh'" style:font-size-asian="12pt" style:font-name-complex="KFGQPC Uthman Taha Naskh" style:font-family-complex="'KFGQPC Uthman Taha Naskh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9T09:35:59.580156445</meta:creation-date>
    <meta:editing-duration>PT43S</meta:editing-duration>
    <meta:editing-cycles>2</meta:editing-cycles>
    <meta:generator>LibreOffice/6.0.7.3$Linux_X86_64 LibreOffice_project/00m0$Build-3</meta:generator>
    <dc:date>2021-10-09T09:36:33.175437068</dc:date>
    <meta:document-statistic meta:table-count="0" meta:image-count="0" meta:object-count="0" meta:page-count="2" meta:paragraph-count="26" meta:word-count="398" meta:character-count="2171" meta:non-whitespace-character-count="1798"/>
  </office:meta>
</office:document-meta>
</file>